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Convertor.EnumConvertor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Convertor.convertToString( Object value , Locale locale , FormatCache format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umConvertor.convertFromString( String value , Locale locale ,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um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